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style:font-size-asian="14pt" style:font-size-complex="14pt"/>
    </style:style>
    <style:style style:name="P2" style:family="paragraph" style:parent-style-name="Standard">
      <style:text-properties fo:font-size="14pt" style:text-underline-style="none" style:font-size-asian="14pt" style:font-size-complex="1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4"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5"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6" style:family="text">
      <style:text-properties fo:font-size="14pt" style:font-size-asian="14pt" style:font-size-complex="14pt"/>
    </style:style>
    <style:style style:name="T7" style:family="text">
      <style:text-properties fo:font-size="14pt" style:text-underline-style="solid" style:text-underline-width="auto" style:text-underline-color="font-color"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5">README FILE</text:span><text:tab/></text:p>
      <text:p text:style-name="Standard"/>
      <text:p text:style-name="Standard"><text:tab/><text:tab/><text:tab/>-<text:span text:style-name="T7">Mustafa Motiwala <text:s text:c="9"/>Person no 50026249</text:span></text:p>
      <text:p text:style-name="P1"/>
      <text:p text:style-name="P1">Project on a simple virtual memory manager which implements the different page replacement algorithms</text:p>
      <text:p text:style-name="P2"/>
      <text:p text:style-name="P2">This project consists of a virtual memory manager which will take input in the form of a file or a string directly from the user and implement a particular page replacement algorithm as specified by the user. The different page algorithms executed in this project are FIFO,Least Frequently used(LFU),Optimal(OPT) and Second chance algorithms.</text:p>
      <text:p text:style-name="P2"/>
      <text:p text:style-name="P2">We compile this file as :virtualmem [−h] [-f available-frames] [−r replacement-policy] [−i input_file]</text:p>
      <text:p text:style-name="P2"/>
      <text:p text:style-name="P2">The different options which can be specified by the user are :</text:p>
      <text:p text:style-name="P2">−h : Print a usage summary with all options and exit.</text:p>
      <text:p text:style-name="P2">−f available-frames : Set the number of available frames. By default it should be 5.</text:p>
      <text:p text:style-name="P2">−r replacement-policy : Set the page replacement policy. It can be either FIFO (First-in-first-out), SC (second chance/clock), or LFU (Least-frequently-used). The</text:p>
      <text:p text:style-name="P2">default will be FIFO.</text:p>
      <text:p text:style-name="P2">−i input file: Read the page reference sequence from a specified file. If not given,</text:p>
      <text:p text:style-name="P2">the sequence should be read from STDIN (ended with ENTER).</text:p>
      <text:p text:style-name="P2"/>
      <text:p text:style-name="P2">These options are present in this project.</text:p>
      <text:p text:style-name="P2">I have attached an test file also along In this tar package. This test file is a text(.txt) file which contains the input string provided by prof.kosar.</text:p>
      <text:p text:style-name="P2">The input can be given through a file name specified using the '-i' option followed by the input file name</text:p>
      <text:p text:style-name="P2">The frame size of the virtual memory manager can be also provided using the -f option</text:p>
      <text:p text:style-name="P2">The different Page replacement algorithms are given by the '-r' option followed by the particular page replacement algorithm option</text:p>
      <text:p text:style-name="P2"/>
      <text:p text:style-name="P2">e.g : virtualmem -f 5 -r SC -i test.txt</text:p>
      <text:p text:style-name="P2">This particular example will set the frame size to be 5 . It will call the page replacement algorithm of Second chance and will take the input from the file “test.txt” .</text:p>
      <text:p text:style-name="P2">After taking the input from the text file it will take all the integer values inside the file into an array consisting of the page sequence and then execute the particular page replacement algorithm on it to provide us with the answer.</text:p>
      <text:p text:style-name="P2">In this case the answer for the reference string will be 28.</text:p>
      <text:p text:style-name="P2"/>
      <text:p text:style-name="P2"><text:soft-page-break/></text:p>
      <text:p text:style-name="P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ustafa Motiwala</meta:initial-creator>
    <meta:creation-date>2011-11-21T14:06:07</meta:creation-date>
    <dc:date>2011-11-22T00:46:33</dc:date>
    <dc:creator>Mustafa Motiwala</dc:creator>
    <meta:editing-duration>PT10H9M54S</meta:editing-duration>
    <meta:editing-cycles>2</meta:editing-cycles>
    <meta:generator>LibreOffice/3.3$Unix LibreOffice_project/330m19$Build-401</meta:generator>
    <meta:document-statistic meta:table-count="0" meta:image-count="0" meta:object-count="0" meta:page-count="2" meta:paragraph-count="22" meta:word-count="361" meta:character-count="2162"/>
  </office:meta>
</office:document-meta>
</file>